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3ba" officeooo:paragraph-rsid="000c0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jotavital/Easylize-Rental" text:style-name="Internet_20_link" text:visited-style-name="Visited_20_Internet_20_Link">jotavital/Easylize-Rental: Projeto de sistema de gerenciamento de locadora de veículos. Feito para a disciplina de Engenharia de Software 2. (github.com)</text:a> </text:p>
      <text:p text:style-name="Standard"/>
      <text:p text:style-name="P1">Segue o link do repositório onde estão todos os arquivos do trabalho, inclusive uma pasta chamada Documents, onde contém alguns documentos que foram pedidos como entrega do trabalho e também documentação de banco de dados, etc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09:51:12.821000000</dc:date>
    <meta:editing-duration>PT1M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" meta:word-count="56" meta:character-count="383" meta:non-whitespace-character-count="328"/>
  </office:meta>
</office:document-meta>
</file>